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9539in" svg:height="3.522in" svg:x="2.3736in" svg:y="0in">
            <draw:object draw:notify-on-update-of-ranges="Sheet1.B3:Sheet1.B10 Sheet1.A3:Sheet1.A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9433in" svg:height="3.4795in" svg:x="2.3413in" svg:y="4.2555in">
            <draw:object draw:notify-on-update-of-ranges="Sheet1.B27:Sheet1.B33 Sheet1.A27:Sheet1.A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Rang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Long GP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0">
            <text:p>220</text:p>
          </table:table-cell>
        </table:table-row>
        <table:table-row table:style-name="ro2" table:number-rows-repeated="15">
          <table:table-cell table:number-columns-repeated="2"/>
        </table:table-row>
        <table:table-row table:style-name="ro1">
          <table:table-cell office:value-type="string">
            <text:p>Short 2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6">
            <text:p>10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 </meta:initial-creator>
    <meta:creation-date>2013-10-25T13:32:47</meta:creation-date>
    <dc:date>2013-10-25T14:14:03</dc:date>
    <dc:creator>robo </dc:creator>
    <meta:editing-duration>PT34M51S</meta:editing-duration>
    <meta:editing-cycles>4</meta:editing-cycles>
    <meta:generator>LibreOffice/3.5$Linux_X86_64 LibreOffice_project/350m1$Build-2</meta:generator>
    <meta:document-statistic meta:table-count="3" meta:cell-count="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84cm" svg:height="8.947cm" xlink:href=".." xlink:type="simple" chart:class="chart:scatter" chart:column-mapping="1 0" chart:style-name="ch1">
        <chart:plot-area chart:style-name="ch2" table:cell-range-address="Sheet1.A3:Sheet1.B10" svg:x="0.701cm" svg:y="0.847cm" svg:width="11.381cm" svg:height="7.502cm">
          <chartooo:coordinate-region svg:x="1.322cm" svg:y="1.046cm" svg:width="10.48cm" svg:height="6.65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10" chart:class="chart:scatter">
            <chart:domain table:cell-range-address="Sheet1.B3:Sheet1.B10"/>
            <chart:regression-curve chart:style-name="ch6">
              <chart:equation/>
            </chart:regression-curve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5">
                <text:p>545</text:p>
                <draw:g>
                  <svg:desc>Sheet1.B3:Sheet1.B10</svg:desc>
                </draw:g>
              </table:table-cell>
              <table:table-cell office:value-type="float" office:value="9">
                <text:p>9</text:p>
                <draw:g>
                  <svg:desc>Sheet1.A3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5">
                <text:p>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5">
                <text:p>4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3">
                <text:p>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">
                <text:p>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57cm" svg:height="8.839cm" xlink:href=".." xlink:type="simple" chart:class="chart:scatter" chart:column-mapping="1 0" chart:style-name="ch1">
        <chart:plot-area chart:style-name="ch2" table:cell-range-address="Sheet1.A27:Sheet1.B33" svg:x="0.701cm" svg:y="0.839cm" svg:width="11.354cm" svg:height="7.404cm">
          <chartooo:coordinate-region svg:x="1.322cm" svg:y="1.038cm" svg:width="10.454cm" svg:height="6.5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7:Sheet1.A33" chart:class="chart:scatter">
            <chart:domain table:cell-range-address="Sheet1.B27:Sheet1.B33"/>
            <chart:regression-curve chart:style-name="ch6">
              <chart:equation/>
            </chart:regression-curve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">
                <text:p>313</text:p>
                <draw:g>
                  <svg:desc>Sheet1.B27:Sheet1.B33</svg:desc>
                </draw:g>
              </table:table-cell>
              <table:table-cell office:value-type="float" office:value="10">
                <text:p>10</text:p>
                <draw:g>
                  <svg:desc>Sheet1.A27:Sheet1.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0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